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25.7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9.27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17.99mm" fo:break-before="auto" style:use-optimal-row-height="tru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8.13mm" fo:break-before="auto" style:use-optimal-row-height="true"/>
    </style:style>
    <style:style style:name="ro112" style:family="table-row">
      <style:table-row-properties style:row-height="25.4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8.4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109.01mm" fo:break-before="auto" style:use-optimal-row-height="true"/>
    </style:style>
    <style:style style:name="ro119" style:family="table-row">
      <style:table-row-properties style:row-height="99.84mm" fo:break-before="auto" style:use-optimal-row-height="true"/>
    </style:style>
    <style:style style:name="ro120" style:family="table-row">
      <style:table-row-properties style:row-height="44.49mm" fo:break-before="auto" style:use-optimal-row-height="true"/>
    </style:style>
    <style:style style:name="ro121" style:family="table-row">
      <style:table-row-properties style:row-height="45.21mm" fo:break-before="auto" style:use-optimal-row-height="false"/>
    </style:style>
    <style:style style:name="ro122" style:family="table-row">
      <style:table-row-properties style:row-height="38.17mm" fo:break-before="auto" style:use-optimal-row-height="true"/>
    </style:style>
    <style:style style:name="ro123" style:family="table-row">
      <style:table-row-properties style:row-height="27.38mm" fo:break-before="auto" style:use-optimal-row-height="true"/>
    </style:style>
    <style:style style:name="ro124" style:family="table-row">
      <style:table-row-properties style:row-height="137.94mm" fo:break-before="auto" style:use-optimal-row-height="true"/>
    </style:style>
    <style:style style:name="ro125" style:family="table-row">
      <style:table-row-properties style:row-height="21.31mm" fo:break-before="auto" style:use-optimal-row-height="true"/>
    </style:style>
    <style:style style:name="ro126" style:family="table-row">
      <style:table-row-properties style:row-height="5.17mm" fo:break-before="auto" style:use-optimal-row-height="true"/>
    </style:style>
    <style:style style:name="ro127" style:family="table-row">
      <style:table-row-properties style:row-height="133.09mm" fo:break-before="auto" style:use-optimal-row-height="true"/>
    </style:style>
    <style:style style:name="ro128" style:family="table-row">
      <style:table-row-properties style:row-height="32.37mm" fo:break-before="auto" style:use-optimal-row-height="true"/>
    </style:style>
    <style:style style:name="ro129" style:family="table-row">
      <style:table-row-properties style:row-height="48.68mm" fo:break-before="auto" style:use-optimal-row-height="true"/>
    </style:style>
    <style:style style:name="ro130" style:family="table-row">
      <style:table-row-properties style:row-height="24.87mm" fo:break-before="auto" style:use-optimal-row-height="true"/>
    </style:style>
    <style:style style:name="ro131" style:family="table-row">
      <style:table-row-properties style:row-height="53.96mm" fo:break-before="auto" style:use-optimal-row-height="true"/>
    </style:style>
    <style:style style:name="ro132" style:family="table-row">
      <style:table-row-properties style:row-height="33.69mm" fo:break-before="auto" style:use-optimal-row-height="true"/>
    </style:style>
    <style:style style:name="ro133" style:family="table-row">
      <style:table-row-properties style:row-height="49.04mm" fo:break-before="auto" style:use-optimal-row-height="true"/>
    </style:style>
    <style:style style:name="ro134" style:family="table-row">
      <style:table-row-properties style:row-height="33.16mm" fo:break-before="auto" style:use-optimal-row-height="true"/>
    </style:style>
    <style:style style:name="ro135" style:family="table-row">
      <style:table-row-properties style:row-height="13.42mm" fo:break-before="auto" style:use-optimal-row-height="true"/>
    </style:style>
    <style:style style:name="ro136" style:family="table-row">
      <style:table-row-properties style:row-height="20.8mm" fo:break-before="auto" style:use-optimal-row-height="true"/>
    </style:style>
    <style:style style:name="ro137" style:family="table-row">
      <style:table-row-properties style:row-height="15.54mm" fo:break-before="auto" style:use-optimal-row-height="false"/>
    </style:style>
    <style:style style:name="ro138" style:family="table-row">
      <style:table-row-properties style:row-height="13.41mm" fo:break-before="auto" style:use-optimal-row-height="true"/>
    </style:style>
    <style:style style:name="ro139" style:family="table-row">
      <style:table-row-properties style:row-height="16.07mm" fo:break-before="auto" style:use-optimal-row-height="false"/>
    </style:style>
    <style:style style:name="ro140" style:family="table-row">
      <style:table-row-properties style:row-height="153.19mm" fo:break-before="auto" style:use-optimal-row-height="true"/>
    </style:style>
    <style:style style:name="ro141" style:family="table-row">
      <style:table-row-properties style:row-height="89.25mm" fo:break-before="auto" style:use-optimal-row-height="true"/>
    </style:style>
    <style:style style:name="ro142" style:family="table-row">
      <style:table-row-properties style:row-height="64.73mm" fo:break-before="auto" style:use-optimal-row-height="false"/>
    </style:style>
    <style:style style:name="ro143" style:family="table-row">
      <style:table-row-properties style:row-height="80.79mm" fo:break-before="auto" style:use-optimal-row-height="true"/>
    </style:style>
    <style:style style:name="ro144" style:family="table-row">
      <style:table-row-properties style:row-height="61.03mm" fo:break-before="auto" style:use-optimal-row-height="true"/>
    </style:style>
    <style:style style:name="ro145" style:family="table-row">
      <style:table-row-properties style:row-height="73.38mm" fo:break-before="auto" style:use-optimal-row-height="true"/>
    </style:style>
    <style:style style:name="ro146" style:family="table-row">
      <style:table-row-properties style:row-height="57.15mm" fo:break-before="auto" style:use-optimal-row-height="true"/>
    </style:style>
    <style:style style:name="ro147" style:family="table-row">
      <style:table-row-properties style:row-height="47.27mm" fo:break-before="auto" style:use-optimal-row-height="true"/>
    </style:style>
    <style:style style:name="ro148" style:family="table-row">
      <style:table-row-properties style:row-height="85.46mm" fo:break-before="auto" style:use-optimal-row-height="true"/>
    </style:style>
    <style:style style:name="ro149" style:family="table-row">
      <style:table-row-properties style:row-height="33.51mm" fo:break-before="auto" style:use-optimal-row-height="true"/>
    </style:style>
    <style:style style:name="ro15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7" calcext:value-type="float">
            <text:p>287</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8" calcext:value-type="float">
            <text:p>288</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9" calcext:value-type="float">
            <text:p>289</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0" calcext:value-type="float">
            <text:p>290</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1" calcext:value-type="float">
            <text:p>291</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2" calcext:value-type="float">
            <text:p>292</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3" calcext:value-type="float">
            <text:p>293</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4" calcext:value-type="float">
            <text:p>294</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5" calcext:value-type="float">
            <text:p>295</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6" calcext:value-type="float">
            <text:p>296</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7" calcext:value-type="float">
            <text:p>297</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8" calcext:value-type="float">
            <text:p>298</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9" calcext:value-type="float">
            <text:p>299</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0" calcext:value-type="float">
            <text:p>300</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1" calcext:value-type="float">
            <text:p>301</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2" calcext:value-type="float">
            <text:p>302</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3" calcext:value-type="float">
            <text:p>303</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4" calcext:value-type="float">
            <text:p>304</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5" calcext:value-type="float">
            <text:p>305</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6" calcext:value-type="float">
            <text:p>306</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7" calcext:value-type="float">
            <text:p>307</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8" calcext:value-type="float">
            <text:p>308</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9" calcext:value-type="float">
            <text:p>309</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0" calcext:value-type="float">
            <text:p>310</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1" calcext:value-type="float">
            <text:p>311</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2" calcext:value-type="float">
            <text:p>312</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3" calcext:value-type="float">
            <text:p>313</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4" calcext:value-type="float">
            <text:p>314</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5" calcext:value-type="float">
            <text:p>315</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6" calcext:value-type="float">
            <text:p>316</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7" calcext:value-type="float">
            <text:p>317</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8" calcext:value-type="float">
            <text:p>318</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9" calcext:value-type="float">
            <text:p>319</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0" calcext:value-type="float">
            <text:p>320</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1" calcext:value-type="float">
            <text:p>321</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2" calcext:value-type="float">
            <text:p>322</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3" calcext:value-type="float">
            <text:p>323</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4" calcext:value-type="float">
            <text:p>324</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5" calcext:value-type="float">
            <text:p>325</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6" calcext:value-type="float">
            <text:p>326</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7" calcext:value-type="float">
            <text:p>327</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8" calcext:value-type="float">
            <text:p>328</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9" calcext:value-type="float">
            <text:p>329</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0" calcext:value-type="float">
            <text:p>330</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1" calcext:value-type="float">
            <text:p>331</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2" calcext:value-type="float">
            <text:p>332</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3" calcext:value-type="float">
            <text:p>333</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4" calcext:value-type="float">
            <text:p>334</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5" calcext:value-type="float">
            <text:p>335</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6" calcext:value-type="float">
            <text:p>336</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7" calcext:value-type="float">
            <text:p>337</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8" calcext:value-type="float">
            <text:p>338</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9" calcext:value-type="float">
            <text:p>339</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0" calcext:value-type="float">
            <text:p>340</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1" calcext:value-type="float">
            <text:p>341</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2" calcext:value-type="float">
            <text:p>342</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3" calcext:value-type="float">
            <text:p>343</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4" calcext:value-type="float">
            <text:p>344</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5" calcext:value-type="float">
            <text:p>345</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6" calcext:value-type="float">
            <text:p>346</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7" calcext:value-type="float">
            <text:p>347</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8" calcext:value-type="float">
            <text:p>348</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9" calcext:value-type="float">
            <text:p>349</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0" calcext:value-type="float">
            <text:p>350</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1" calcext:value-type="float">
            <text:p>351</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2" calcext:value-type="float">
            <text:p>352</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3" calcext:value-type="float">
            <text:p>353</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4" calcext:value-type="float">
            <text:p>354</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5" calcext:value-type="float">
            <text:p>355</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6" calcext:value-type="float">
            <text:p>356</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7" calcext:value-type="float">
            <text:p>357</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8" calcext:value-type="float">
            <text:p>358</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9" calcext:value-type="float">
            <text:p>359</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0" calcext:value-type="float">
            <text:p>360</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1" calcext:value-type="float">
            <text:p>361</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2" calcext:value-type="float">
            <text:p>362</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3" calcext:value-type="float">
            <text:p>363</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4" calcext:value-type="float">
            <text:p>364</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5" calcext:value-type="float">
            <text:p>365</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6" calcext:value-type="float">
            <text:p>366</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7" calcext:value-type="float">
            <text:p>367</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8" calcext:value-type="float">
            <text:p>368</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9" calcext:value-type="float">
            <text:p>369</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0" calcext:value-type="float">
            <text:p>370</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1" calcext:value-type="float">
            <text:p>371</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6">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number-columns-repeated="5"/>
          <table:table-cell table:style-name="ce30" table:number-columns-repeated="3"/>
          <table:table-cell table:number-columns-repeated="12"/>
          <table:table-cell table:style-name="ce82"/>
          <table:table-cell table:number-columns-repeated="1003"/>
        </table:table-row>
        <table:table-row table:style-name="ro126" table:number-rows-repeated="1047562">
          <table:table-cell table:number-columns-repeated="1024"/>
        </table:table-row>
        <table:table-row table:style-name="ro126">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6">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8">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9">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9">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4">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0">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1">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1">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2">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3">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3">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4">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4">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4">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4">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4">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1">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4">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4">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5">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5">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5">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1">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6">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1">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7">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8">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5">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6">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6"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9">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0">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1">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2">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3">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4">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5">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6">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7">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8">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7">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9">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6">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6">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6">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6">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6">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6">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6">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6">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6">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6">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6">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6">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6">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6">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6">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6">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6">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6">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6">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6">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6">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6">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6">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6">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6">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6">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6">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6">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6">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6">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6">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6">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6">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6">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6">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6">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6">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6">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6">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6">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6">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6">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6">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6">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6">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6">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6">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6">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6">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6">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6">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6">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6">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6">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6">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6">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6">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6">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6">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6">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6">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6">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6">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6">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6">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6">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6">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6">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6">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6">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6">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6">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6">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6">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6">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6">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6">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6">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6">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6">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6">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6">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6">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6">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6">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6">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6">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6">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6">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6">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6">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6">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6">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6">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6">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6">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6">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6">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6">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6">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6">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6">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6">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6">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6">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6">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6">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6">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6">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6">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6">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6">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6">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6">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6">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6">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6">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6">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6">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6">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6">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6">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6">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6">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6">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6">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6">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6">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6">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6">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6">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6">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6">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6">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6">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6">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6">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6">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6">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6">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6">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6">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6">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6">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6">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6">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6">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6">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6">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6">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6">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6">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6">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6">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6">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6">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6">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6">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6">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6">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6">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6">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6">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6">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6">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6">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6">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6">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6">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6">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6">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6">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6">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6">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6">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6">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6">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6">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6">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6">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6">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6">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6">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6">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6">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6">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6">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6">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6">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6">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6">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6">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6">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6">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6">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6">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6">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6">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6">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6">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6">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6">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6">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6">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6">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6">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6">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6">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6">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6">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6">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6">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6">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6">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6">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6">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6">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6">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6">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6">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6">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6">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6">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6">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6">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6">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6">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6">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6">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6">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6">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6">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6">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6">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6">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6">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6">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6">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6">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6">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6">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6">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6">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6">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6">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6">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6">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6">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6">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6">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6">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6">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6">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6">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6">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6">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6">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6">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6">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6">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6">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6">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6">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6">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6">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6">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6">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6">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6">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6">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6">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6">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6">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6">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6">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6">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6">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6">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6">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6">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6">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6">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6">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6">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6">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6">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6">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6">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6">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6">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6">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6">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6">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6">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6">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6">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6">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6">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6">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6">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6">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6">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6">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6">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6">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6">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6">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6">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6">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6">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6">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6">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6">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6">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6">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6">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6">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6">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6">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6">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6">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6">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6">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6">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6">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6">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6">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6">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6">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6">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6">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6">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6">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6">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6">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6">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6">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6">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6">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6">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6">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6">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6">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6">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6">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6">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6">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6">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6">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6">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6">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6">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6">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6">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6">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6">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6">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6">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6">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6">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6">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6">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6">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6">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6">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6">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6">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6">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6">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6">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6">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6">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number-rows-repeated="1047976">
          <table:table-cell/>
        </table:table-row>
        <table:table-row table:style-name="ro126">
          <table:table-cell/>
        </table:table-row>
      </table:table>
      <table:table table:name="verify-targets-to-chapters" table:style-name="ta1">
        <table:table-column table:style-name="co11" table:default-cell-style-name="Default"/>
        <table:table-row table:style-name="ro15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3:26:29.56230606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3:42:33.893322970</dc:date>
    <meta:editing-duration>P9DT17H35M51S</meta:editing-duration>
    <meta:editing-cycles>738</meta:editing-cycles>
    <meta:document-statistic meta:table-count="5" meta:cell-count="10027" meta:object-count="0"/>
  </office:meta>
</office:document-meta>
</file>